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align="center" style:justify-single-word="false" fo:text-indent="0cm" style:auto-text-indent="false"/>
      <style:text-properties fo:color="#4682b4" loext:opacity="100%"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TRAVAIL EFFECTUÉ - Devoir Médiathèque "Notre Livre, Notre Média"</text:p>
      <text:h text:style-name="Heading_20_2" text:outline-level="2">Étude et Correctifs du Code Fournis</text:h>
      <text:p text:style-name="P2">Le code fourni était une ébauche en mode console, assez basique et pas terrible : des classes statiques comme livre() ou dvd() sans vraie structure POO, et des menus simples avec des print. Il manquait la persistance, les validations et une logique métier solide.</text:p>
      <text:p text:style-name="P2"><text:span text:style-name="Strong_20_Emphasis">Ce que j'ai gardé :</text:span></text:p>
      <text:list text:style-name="L1">
        <text:list-item>
          <text:p text:style-name="P3">Les attributs essentiels (nom, auteur pour Livre, etc.), car ils correspondaient bien à la réalité de la médiathèque. </text:p>
        </text:list-item>
      </text:list>
      <text:p text:style-name="P2"><text:span text:style-name="Strong_20_Emphasis">Ce que j'ai refait :</text:span></text:p>
      <text:list text:style-name="L2">
        <text:list-item>
          <text:p text:style-name="P4">Les classes deviennent des Models Django avec héritage (Media abstrait pour éviter les répétitions, DRY). </text:p>
        </text:list-item>
        <text:list-item>
          <text:p text:style-name="P4">J'ai ajouté des méthodes POO pour la logique (ex: peut_emprunter pour la limite de 3, save avec validations pour les contraintes). </text:p>
        </text:list-item>
        <text:list-item>
          <text:p text:style-name="P4">Supprimé les menus console (inutiles en web), ajouté ORM et migrations pour la persistance. </text:p>
        </text:list-item>
        <text:list-item>
          <text:p text:style-name="P5">Transformation en app web : Vues CRUD, URLs et templates basiques. </text:p>
        </text:list-item>
      </text:list>
      <text:p text:style-name="P2"><text:span text:style-name="Strong_20_Emphasis">Style global :</text:span> J'ai mis l'accent sur le défensif (try/except pour l'API, ValidationError pour les erreurs métier) pour que l'app soit robuste.</text:p>
      <text:h text:style-name="Heading_20_2" text:outline-level="2">Mise en Place des Fonctionnalités</text:h>
      <text:p text:style-name="P2">J'ai divisé le projet en 2 apps : bibliotheque (pour les bibliothécaires, restreinte avec login requis) et membres (pour le public, lecture seule).</text:p>
      <text:p text:style-name="P2"><text:span text:style-name="Strong_20_Emphasis">App Bibliothécaire :</text:span></text:p>
      <text:list text:style-name="L3">
        <text:list-item>
          <text:p text:style-name="P6">Créer un membre : Form POST pour le nom (bloqué = False par défaut). </text:p>
        </text:list-item>
        <text:list-item>
          <text:p text:style-name="P6">Liste des membres : Template avec liens pour modifier/ajouter/supprimer, et affichage du statut bloqué. </text:p>
        </text:list-item>
        <text:list-item>
          <text:p text:style-name="P6">Mettre à jour un membre : Form pré-rempli pour le nom. </text:p>
        </text:list-item>
        <text:list-item>
          <text:p text:style-name="P6">Liste des médias : Union de tous les types (Livre, DVD, CD, Jeu), avec liens pour emprunter ou ajouter. </text:p>
        </text:list-item>
        <text:list-item>
          <text:p text:style-name="P6">Créer un emprunt pour un média disponible : Dropdown pour choisir un membre éligible (filtré par peut_emprunter), avec validation (dispo, limite 3, pas de jeu). </text:p>
        </text:list-item>
        <text:list-item>
          <text:p text:style-name="P6">Ajouter un média : Form pour type/nom + champs spécifiques ; pour les livres, appel API Open Library pour auto-remplir l'auteur (avec fallback manuel si échec). </text:p>
        </text:list-item>
        <text:list-item>
          <text:p text:style-name="P7">Rentrer un emprunt : Met le média disponible = True, vérifie les retards, lien depuis la liste des emprunts actifs. </text:p>
        </text:list-item>
      </text:list>
      <text:p text:style-name="P2"><text:soft-page-break/><text:span text:style-name="Strong_20_Emphasis">App Membre :</text:span></text:p>
      <text:list text:style-name="L4">
        <text:list-item>
          <text:p text:style-name="P8">Consultation de la liste des médias : Lecture seule, template simple. </text:p>
        </text:list-item>
      </text:list>
      <text:p text:style-name="P2">Les contraintes sont intégrées dans les models : max 3 emprunts (peut_emprunter), bloqué après 1 semaine de retard (verifier_retards auto), jeux non empruntables (erreur dans save).</text:p>
      <text:h text:style-name="Heading_20_2" text:outline-level="2">Stratégie de Tests</text:h>
      <text:p text:style-name="P2">J'ai fait des tests unitaires avec Django TestCase dans tests.py : un par fonctionnalité principale, pour couvrir plus de 80% de la logique métier. Ça permet de vérifier que tout marche sans bug.</text:p>
      <text:list text:style-name="L5">
        <text:list-item>
          <text:p text:style-name="P9">test_peut_emprunter_max3 : Vérifie que la limite de 3 emprunts est respectée. </text:p>
        </text:list-item>
        <text:list-item>
          <text:p text:style-name="P9">test_verifier_retards_bloque : Teste le blocage auto après retard. </text:p>
        </text:list-item>
        <text:list-item>
          <text:p text:style-name="P9">test_jeu_non_empruntable : Erreur levée pour les jeux. </text:p>
        </text:list-item>
        <text:list-item>
          <text:p text:style-name="P9">test_liste_medias : La vue retourne status 200 avec le contenu. </text:p>
        </text:list-item>
        <text:list-item>
          <text:p text:style-name="P10">test_multi_media_emprunt : Emprunt multi-types (DVD/CD). </text:p>
        </text:list-item>
      </text:list>
      <text:p text:style-name="P2">Pour lancer : python manage.py test bibliotheque – ça passe nickel (0 failures, 0 errors).</text:p>
      <text:h text:style-name="Heading_20_2" text:outline-level="2">Base de Données avec Données Test</text:h>
      <text:p text:style-name="P2">J'utilise <text:span text:style-name="Strong_20_Emphasis">SQLite</text:span> comme BDD (moteur par défaut de Django, configuré dans settings.py). Elle est créée via les migrations (python manage.py makemigrations et migrate), qui génèrent les tables pour les models (Emprunteur, Livre, DVD, CD, JeuDePlateau, Emprunt).</text:p>
      <text:p text:style-name="P2">Pour les données test, j'ai créé un fichier de fixtures JSON (test_data.json, généré avec python manage.py dumpdata bibliotheque). Il contient :</text:p>
      <text:list text:style-name="L6">
        <text:list-item>
          <text:p text:style-name="P11">3 emprunteurs (Alice bloqué=True pour test retard, Cédric et Rolland bloqué=False). </text:p>
        </text:list-item>
        <text:list-item>
          <text:p text:style-name="P11">4 médias (1 ou 2 par type, dispo variée pour tests limites/dispo). </text:p>
        </text:list-item>
        <text:list-item>
          <text:p text:style-name="P12">3 emprunts actifs (pour simuler limite 3 et retard). </text:p>
        </text:list-item>
      </text:list>
      <text:p text:style-name="P2">Ces données couvrent les cas clés (limites, retards, multi-types). Pour importer : python manage.py loaddata test_data.json (après migrations, avant runserver).</text:p>
      <text:h text:style-name="Heading_20_2" text:outline-level="2">Instructions Exécution (Sans Prérequis)</text:h>
      <text:list text:style-name="L7">
        <text:list-item>
          <text:p text:style-name="P13">git clone &lt;lien-repo&gt;. </text:p>
        </text:list-item>
        <text:list-item>
          <text:p text:style-name="P13">python -m venv venv ; venv\Scripts\activate (Windows) ou source venv/bin/activate (Mac/Linux). </text:p>
        </text:list-item>
        <text:list-item>
          <text:p text:style-name="P13">pip install -r requirements.txt. </text:p>
        </text:list-item>
        <text:list-item>
          <text:p text:style-name="P13">python manage.py migrate. </text:p>
        </text:list-item>
        <text:list-item>
          <text:p text:style-name="P13">python manage.py loaddata test_data.json. </text:p>
        </text:list-item>
        <text:list-item>
          <text:p text:style-name="P13">python manage.py createsuperuser (admin/admin123). </text:p>
        </text:list-item>
        <text:list-item>
          <text:p text:style-name="P13">python manage.py runserver. </text:p>
        </text:list-item>
        <text:list-item>
          <text:p text:style-name="P14">Accès : / (accueil avec liens) ; /membre/menu/ (public) ; /biblio/login/ (biblio, login admin) → /biblio/menu/ (Gérer Membres | Gérer Médias | Ajouter Média | Gérer Emprunts | Déconnexion).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0T21:30:40.347531800</meta:creation-date>
    <dc:date>2025-12-10T22:16:22.342163500</dc:date>
    <meta:editing-duration>PT35M25S</meta:editing-duration>
    <meta:editing-cycles>1</meta:editing-cycles>
    <meta:document-statistic meta:table-count="0" meta:image-count="0" meta:object-count="0" meta:page-count="2" meta:paragraph-count="48" meta:word-count="672" meta:character-count="4288" meta:non-whitespace-character-count="3663"/>
    <meta:generator>LibreOffice/25.2.7.2$Windows_X86_64 LibreOffice_project/5cbfd1ab6520636bb5f7b99185aa69bd7456825d</meta:generator>
  </office:meta>
</office:document-meta>
</file>